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05cm" svg:stroke-color="#000000" draw:marker-start-width="0.35cm" draw:marker-end-width="0.35cm" draw:fill="solid" draw:fill-color="#00a65d" draw:textarea-horizontal-align="justify" draw:textarea-vertical-align="middle" draw:auto-grow-height="false" fo:min-height="7.3cm" fo:min-width="16.15cm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6d6f" draw:textarea-horizontal-align="justify" draw:textarea-vertical-align="middle" draw:auto-grow-height="false" fo:min-height="0.25cm" fo:min-width="14.4cm"/>
    </style:style>
    <style:style style:name="gr3" style:family="graphic" style:parent-style-name="standard">
      <style:graphic-properties svg:stroke-width="0.05cm" svg:stroke-color="#000000" draw:marker-start-width="0.35cm" draw:marker-end-width="0.35cm" draw:fill="solid" draw:fill-color="#fff9ae" draw:textarea-horizontal-align="justify" draw:textarea-vertical-align="middle" draw:auto-grow-height="false" fo:min-height="7.3cm" fo:min-width="1.5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cm" draw:marker-end-width="0.35cm" draw:fill="solid" draw:fill-color="#00a65d" draw:textarea-horizontal-align="justify" draw:textarea-vertical-align="middle" draw:auto-grow-height="false" fo:min-height="0.6cm" fo:min-width="2.4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14.1cm" fo:min-width="2.5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14.1cm" fo:min-width="7.3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2.1cm" fo:min-width="7.1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2.1cm" fo:min-width="3.2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cm" draw:marker-end-width="0.35cm" draw:fill="solid" draw:fill-color="#b2b2b2" draw:textarea-horizontal-align="justify" draw:textarea-vertical-align="middle" draw:auto-grow-height="false" fo:min-height="2.1cm" fo:min-width="6.8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cm" draw:marker-end-width="0.35cm" draw:fill="solid" draw:fill-color="#fff9ae" draw:textarea-horizontal-align="justify" draw:textarea-vertical-align="middle" draw:auto-grow-height="false" fo:min-height="14.1cm" fo:min-width="7.31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5cm" draw:marker-end-width="0.35cm" draw:textarea-horizontal-align="justify" draw:textarea-vertical-align="middle" draw:auto-grow-height="false" fo:min-height="3.2cm" fo:min-width="1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35cm" draw:marker-end-width="0.35cm" draw:textarea-horizontal-align="justify" draw:textarea-vertical-align="middle" draw:auto-grow-height="false" fo:min-height="6.85cm" fo:min-width="4.2cm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00864b" draw:textarea-horizontal-align="justify" draw:textarea-vertical-align="middle" draw:auto-grow-height="false" fo:min-height="0.952cm" fo:min-width="0.702cm"/>
    </style:style>
    <style:style style:name="gr14" style:family="graphic" style:parent-style-name="measure">
      <style:graphic-properties draw:textarea-vertical-align="middle"/>
    </style:style>
    <style:style style:name="gr15" style:family="graphic" style:parent-style-name="measure">
      <style:graphic-properties draw:textarea-vertical-align="middle" draw:placing="below"/>
    </style:style>
    <style:style style:name="gr16" style:family="graphic" style:parent-style-name="measure">
      <style:graphic-properties draw:textarea-vertical-align="middle" draw:line-distance="0.5cm" draw:placing="below"/>
    </style:style>
    <style:style style:name="gr17" style:family="graphic" style:parent-style-name="measure">
      <style:graphic-properties draw:textarea-vertical-align="middle" draw:line-distance="0.4cm"/>
    </style:style>
    <style:style style:name="gr18" style:family="graphic" style:parent-style-name="measure">
      <style:graphic-properties draw:textarea-vertical-align="middle" draw:line-distance="0.264cm"/>
    </style:style>
    <style:style style:name="gr19" style:family="graphic" style:parent-style-name="measure">
      <style:graphic-properties draw:textarea-vertical-align="middle" draw:line-distance="0.7cm" draw:placing="below"/>
    </style:style>
    <style:style style:name="gr20" style:family="graphic" style:parent-style-name="measure">
      <style:graphic-properties draw:textarea-vertical-align="middle" draw:line-distance="0.636cm" draw:placing="below"/>
    </style:style>
    <style:style style:name="gr21" style:family="graphic" style:parent-style-name="measure">
      <style:graphic-properties draw:textarea-vertical-align="middle" draw:line-distance="0.625cm" draw:placing="below"/>
    </style:style>
    <style:style style:name="gr22" style:family="graphic" style:parent-style-name="standard">
      <style:graphic-properties draw:textarea-horizontal-align="justify" draw:textarea-vertical-align="middle" draw:auto-grow-height="false" fo:min-height="0.85cm" fo:min-width="0.9cm"/>
    </style:style>
    <style:style style:name="gr23" style:family="graphic" style:parent-style-name="standard">
      <style:graphic-properties draw:fill="solid" draw:fill-color="#f58220" draw:textarea-horizontal-align="justify" draw:textarea-vertical-align="middle" draw:auto-grow-height="false" fo:min-height="0.65cm" fo:min-width="0cm"/>
    </style:style>
    <style:style style:name="gr24" style:family="graphic" style:parent-style-name="objectwithoutfill">
      <style:graphic-properties svg:stroke-width="0.1cm" svg:stroke-color="#bc312e" draw:marker-start="Circle" draw:marker-start-width="0.2cm" draw:marker-start-center="true" draw:marker-end="Circle" draw:marker-end-width="0.2cm" draw:marker-end-center="true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bc312e" draw:marker-start="Circle" draw:marker-start-width="0.2cm" draw:marker-start-center="true" draw:marker-end="Circle" draw:marker-end-width="0.2cm" draw:marker-end-center="true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bc312e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draw:opacity="100%" draw:fill-image-width="0cm" draw:fill-image-height="0cm" fo:min-height="5.55cm" draw:shadow-opacity="100%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1.25cm"/>
    </style:style>
    <style:style style:name="gr29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1.25cm"/>
    </style:style>
    <style:style style:name="P1" style:family="paragraph">
      <loext:graphic-properties draw:fill="solid" draw:fill-color="#00a65d"/>
      <style:paragraph-properties fo:text-align="center"/>
    </style:style>
    <style:style style:name="P2" style:family="paragraph">
      <loext:graphic-properties draw:fill="solid" draw:fill-color="#006d6f"/>
      <style:paragraph-properties fo:text-align="center"/>
    </style:style>
    <style:style style:name="P3" style:family="paragraph">
      <loext:graphic-properties draw:fill="solid" draw:fill-color="#fff9ae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864b"/>
      <style:paragraph-properties fo:text-align="center"/>
    </style:style>
    <style:style style:name="P7" style:family="paragraph">
      <loext:graphic-properties draw:fill="solid" draw:fill-color="#f5822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T1" style:family="text">
      <style:text-properties style:text-outline="true" fo:font-size="18pt" fo:language="nl" fo:country="NL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cm" svg:height="7.6cm" svg:x="1.1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2" draw:layer="layout" svg:width="14.9cm" svg:height="0.5cm" svg:x="4.7cm" svg:y="2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7.6cm" svg:x="17.8cm" svg:y="1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7.6cm" svg:x="2cm" svg:y="1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0.9cm" svg:x="9.2cm" svg:y="2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3.1cm" svg:height="14.4cm" svg:x="16.8cm" svg:y="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4" draw:layer="layout" svg:width="7.9cm" svg:height="14.4cm" svg:x="1.1cm" svg:y="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" draw:layer="layout" svg:width="7.7cm" svg:height="2.4cm" svg:x="1.1cm" svg:y="1.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4" draw:layer="layout" svg:width="3.8cm" svg:height="2.4cm" svg:x="16.1cm" svg:y="1.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4" draw:layer="layout" svg:width="7.4cm" svg:height="2.4cm" svg:x="8.8cm" svg:y="1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3" draw:layer="layout" svg:width="7.865cm" svg:height="14.4cm" svg:x="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9cm" svg:height="3.5cm" svg:x="9.3cm" svg:y="13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7cm" svg:height="7.1cm" svg:x="10.65cm" svg:y="8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7.6cm" svg:x="9.7cm" svg:y="1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7cm" svg:height="1.7cm" svg:x="11.7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7cm" svg:height="1.7cm" svg:x="14.7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7cm" svg:height="1.7cm" svg:x="13.2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7cm" svg:height="1.7cm" svg:x="6.5cm" svg:y="2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4" draw:text-style-name="P5" draw:layer="measurelines" svg:x1="10.65cm" svg:y1="11cm" svg:x2="15.35cm" svg:y2="11cm">
          <text:p text:style-name="P5"><text:measure text:kind="gap"/><text:measure text:kind="value">9.400</text:measure><text:s/><text:measure text:kind="unit">mm</text:measure><text:measure text:kind="gap"/></text:p>
        </draw:measure>
        <draw:measure draw:style-name="gr14" draw:text-style-name="P5" draw:layer="layout" svg:x1="9cm" svg:y1="11cm" svg:x2="10.65cm" svg:y2="11cm">
          <text:p text:style-name="P5"><text:measure text:kind="gap"/><text:measure text:kind="value">3.300</text:measure><text:s/><text:measure text:kind="unit">mm</text:measure><text:measure text:kind="gap"/></text:p>
        </draw:measure>
        <draw:measure draw:style-name="gr15" draw:text-style-name="P5" draw:layer="layout" svg:x1="16.864cm" svg:y1="11cm" svg:x2="15.349cm" svg:y2="11cm">
          <text:p text:style-name="P5"><text:measure text:kind="gap"/><text:measure text:kind="value">3.030</text:measure><text:s/><text:measure text:kind="unit">mm</text:measure><text:measure text:kind="gap"/></text:p>
        </draw:measure>
        <draw:measure draw:style-name="gr16" draw:text-style-name="P5" draw:layer="measurelines" svg:x1="10.8cm" svg:y1="3.9cm" svg:x2="10.8cm" svg:y2="13.6cm">
          <text:p text:style-name="P5"><text:measure text:kind="gap"/><text:measure text:kind="value">19.400</text:measure><text:s/><text:measure text:kind="unit">mm</text:measure><text:measure text:kind="gap"/></text:p>
        </draw:measure>
        <draw:measure draw:style-name="gr17" draw:text-style-name="P5" draw:layer="layout" svg:x1="10.7cm" svg:y1="17.1cm" svg:x2="10.7cm" svg:y2="13.6cm">
          <text:p text:style-name="P5"><text:measure text:kind="gap"/><text:measure text:kind="value">7.000</text:measure><text:s/><text:measure text:kind="unit">mm</text:measure><text:measure text:kind="gap"/></text:p>
        </draw:measure>
        <draw:measure draw:style-name="gr18" draw:text-style-name="P5" draw:layer="layout" svg:x1="10.564cm" svg:y1="18.3cm" svg:x2="10.564cm" svg:y2="17.067cm">
          <text:p text:style-name="P5"><text:measure text:kind="gap"/><text:measure text:kind="value">2.466</text:measure><text:s/><text:measure text:kind="unit">mm</text:measure><text:measure text:kind="gap"/></text:p>
        </draw:measure>
        <draw:measure draw:style-name="gr19" draw:text-style-name="P5" draw:layer="layout" svg:x1="15.3cm" svg:y1="8.9cm" svg:x2="15.3cm" svg:y2="3.9cm">
          <text:p text:style-name="P5"><text:measure text:kind="gap"/><text:measure text:kind="value">10.000</text:measure><text:s/><text:measure text:kind="unit">mm</text:measure><text:measure text:kind="gap"/></text:p>
        </draw:measure>
        <draw:measure draw:style-name="gr20" draw:text-style-name="P5" draw:layer="layout" svg:x1="15.364cm" svg:y1="16cm" svg:x2="15.364cm" svg:y2="8.9cm">
          <text:p text:style-name="P5"><text:measure text:kind="gap"/><text:measure text:kind="value">14.200</text:measure><text:s/><text:measure text:kind="unit">mm</text:measure><text:measure text:kind="gap"/></text:p>
        </draw:measure>
        <draw:measure draw:style-name="gr21" draw:text-style-name="P5" draw:layer="layout" svg:x1="15.375cm" svg:y1="18.3cm" svg:x2="15.375cm" svg:y2="16cm">
          <text:p text:style-name="P5"><text:measure text:kind="gap"/><text:measure text:kind="value">4.600</text:measure><text:s/><text:measure text:kind="unit">mm</text:measure><text:measure text:kind="gap"/></text:p>
        </draw:measure>
        <draw:custom-shape draw:style-name="gr22" draw:text-style-name="P5" draw:layer="layout" svg:width="1.4cm" svg:height="1.1cm" svg:x="15.3cm" svg:y="24.4cm">
          <text:p text:style-name="P5">W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5cm" svg:height="0.9cm" svg:x="14.5cm" svg:y="22.2cm">
          <text:p text:style-name="P5">E</text:p>
          <draw:enhanced-geometry svg:viewBox="0 0 21600 21600" draw:type="rectangle" draw:enhanced-path="M 0 0 L 21600 0 21600 21600 0 21600 0 0 Z N"/>
        </draw:custom-shape>
        <draw:line draw:style-name="gr24" draw:text-style-name="P8" draw:layer="layout" svg:x1="11.6cm" svg:y1="28.3cm" svg:x2="11.6cm" svg:y2="18.3cm">
          <text:p text:style-name="P5">Riolering</text:p>
          <text:p text:style-name="P5"/>
        </draw:line>
        <draw:line draw:style-name="gr25" draw:text-style-name="P8" draw:layer="layout" svg:x1="11.6cm" svg:y1="18.3cm" svg:x2="11.6cm" svg:y2="16.2cm">
          <text:p/>
        </draw:line>
        <draw:line draw:style-name="gr26" draw:text-style-name="P8" draw:layer="layout" svg:x1="11.6cm" svg:y1="16.2cm" svg:x2="11.6cm" svg:y2="16cm">
          <text:p/>
        </draw:line>
        <draw:frame draw:style-name="gr27" draw:text-style-name="P9" draw:layer="layout" svg:width="7.5cm" svg:height="5.8cm" svg:x="1.2cm" svg:y="4.6cm">
          <draw:text-box>
            <text:p><text:span text:style-name="T1"><text:file-name text:display="name">julianapark-k31-situatie</text:file-name></text:span><text:span text:style-name="T1"><text:s text:c="2"/></text:span><text:span text:style-name="T1"><text:date style:data-style-name="D4" text:date-value="2019-01-28">28-01-2019</text:date></text:span></text:p>
            <text:p><text:span text:style-name="T1">Arend </text:span><text:span text:style-name="T1">Freije</text:span></text:p>
            <text:p><text:span text:style-name="T1"><text:a xlink:href="mailto:afreije@inn.nl" xlink:type="simple">afreije@inn.nl</text:a></text:span></text:p>
            <text:p><text:span text:style-name="T1">06-</text:span><text:span text:style-name="T1">14143</text:span><text:span text:style-name="T1">214</text:span></text:p>
          </draw:text-box>
        </draw:frame>
        <draw:line draw:style-name="gr24" draw:text-style-name="P8" draw:layer="layout" svg:x1="11.417cm" svg:y1="28.3cm" svg:x2="11.4cm" svg:y2="24.9cm">
          <text:p text:style-name="P5">Electra</text:p>
          <text:p text:style-name="P5"/>
        </draw:line>
        <draw:line draw:style-name="gr24" draw:text-style-name="P8" draw:layer="layout" svg:x1="11.812cm" svg:y1="24.9cm" svg:x2="11.8cm" svg:y2="28.318cm">
          <text:p text:style-name="P5">Water</text:p>
          <text:p text:style-name="P5"/>
        </draw:line>
        <draw:custom-shape draw:style-name="gr13" draw:text-style-name="P6" draw:layer="layout" svg:width="1.7cm" svg:height="1.7cm" svg:x="16.2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.75cm" svg:height="0.1cm" draw:transform="rotate (-0.698306233722932) translate (15.587cm 3.849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1cm" svg:height="1.75cm" svg:x="9cm" svg:y="12.2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75cm" svg:height="0.1cm" svg:x="10.75cm" svg:y="3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75cm" svg:height="0.1cm" svg:x="12.5cm" svg:y="3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75cm" svg:height="0.1cm" svg:x="14.25cm" svg:y="3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75cm" svg:height="0.1cm" svg:x="9cm" svg:y="3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1cm" svg:height="1.75cm" svg:x="9cm" svg:y="13.9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1cm" svg:height="1.75cm" svg:x="16.8cm" svg:y="12.2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1cm" svg:height="1.75cm" svg:x="16.8cm" svg:y="13.99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75cm" svg:height="0.1cm" draw:transform="rotate (0.610690705272816) translate (15.455cm 16.563cm)">
          <text:p text:style-name="P5">`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75cm" svg:height="0.1cm" svg:x="10.45cm" svg:y="16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75cm" svg:height="0.1cm" svg:x="12.2cm" svg:y="16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75cm" svg:height="0.1cm" svg:x="13.75cm" svg:y="16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75cm" svg:height="0.1cm" draw:transform="rotate (-0.523598775598299) translate (9.014cm 15.66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9:22:25.788198945</meta:creation-date>
    <dc:date>2019-01-28T00:01:46.999622250</dc:date>
    <meta:editing-duration>PT13M20S</meta:editing-duration>
    <meta:editing-cycles>5</meta:editing-cycles>
    <meta:generator>LibreOffice/6.1.4.2$Linux_X86_64 LibreOffice_project/10$Build-2</meta:generator>
    <meta:document-statistic meta:object-count="50"/>
  </office:meta>
</office:document-meta>
</file>